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000000168B35D55FB9C7F96E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06cm, 23.04cm, 3.21cm, 4.49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06cm, 13.247cm, 2.289cm, 14.11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standard">
      <style:graphic-properties svg:stroke-color="#666666" draw:fill-color="#999999" draw:textarea-horizontal-align="justify" draw:textarea-vertical-align="middle" draw:auto-grow-height="false" fo:min-height="1.5cm" fo:min-width="1.25cm"/>
    </style:style>
    <style:style style:name="gr6" style:family="graphic" style:parent-style-name="standard">
      <style:graphic-properties svg:stroke-color="#999999" draw:fill-color="#cccccc" draw:textarea-horizontal-align="justify" draw:textarea-vertical-align="middle" draw:auto-grow-height="false" fo:min-height="1.5cm" fo:min-width="1.25cm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cm" fo:min-width="0.2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cm" svg:height="2.53cm" svg:x="1.75cm" svg:y="3.72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2" draw:text-style-name="P1" draw:layer="layout" svg:width="2.75cm" svg:height="2.788cm" svg:x="1.75cm" svg:y="7.5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3" draw:text-style-name="P2" draw:layer="layout" svg:width="1.25cm" svg:height="0.962cm" svg:x="2.7cm" svg:y="2.75cm">
          <draw:text-box>
            <text:p>x</text:p>
          </draw:text-box>
        </draw:frame>
        <draw:frame draw:style-name="gr4" draw:text-style-name="P2" draw:layer="layout" svg:width="6.75cm" svg:height="1cm" svg:x="2.5cm" svg:y="6.75cm">
          <draw:text-box>
            <text:p>Feature ranking</text:p>
          </draw:text-box>
        </draw:frame>
        <draw:g>
          <draw:custom-shape draw:style-name="gr5" draw:text-style-name="P3" draw:layer="layout" svg:width="1.75cm" svg:height="1.75cm" svg:x="9.5cm" svg:y="5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9.25cm" svg:y="5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9cm" svg:y="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8.75cm" svg:y="6.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7.75cm" svg:y="7.2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6.75cm" svg:height="1cm" svg:x="7.25cm" svg:y="4.25cm">
          <draw:text-box>
            <text:p>Selection levels</text:p>
          </draw:text-box>
        </draw:frame>
        <draw:frame draw:style-name="gr1" draw:text-style-name="P1" draw:layer="layout" svg:width="2.75cm" svg:height="2.53cm" svg:x="15.25cm" svg:y="4.4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4.958cm" svg:y="4.9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4.667cm" svg:y="5.4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4.375cm" svg:y="5.9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4.083cm" svg:y="6.4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3.792cm" svg:y="6.9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2.53cm" svg:x="13.5cm" svg:y="7.47cm">
          <draw:image xlink:href="Pictures/10000201000003F000000168B35D55FB9C7F96EB.png" xlink:type="simple" xlink:show="embed" xlink:actuate="onLoad" draw:mime-type="image/png">
            <text:p/>
          </draw:image>
        </draw:frame>
        <draw:frame draw:style-name="gr4" draw:text-style-name="P2" draw:layer="layout" svg:width="6.75cm" svg:height="1cm" svg:x="13.25cm" svg:y="3.25cm">
          <draw:text-box>
            <text:p>Perturbed images</text:p>
          </draw:text-box>
        </draw:frame>
        <draw:line draw:style-name="gr7" draw:text-style-name="P5" draw:layer="layout" svg:x1="5cm" svg:y1="5.25cm" svg:x2="7cm" svg:y2="6.5cm">
          <text:p/>
        </draw:line>
        <draw:line draw:style-name="gr7" draw:text-style-name="P5" draw:layer="layout" svg:x1="5cm" svg:y1="9.15cm" svg:x2="7cm" svg:y2="7.5cm">
          <text:p/>
        </draw:line>
        <draw:line draw:style-name="gr7" draw:text-style-name="P5" draw:layer="layout" svg:x1="11.25cm" svg:y1="7cm" svg:x2="15cm" svg:y2="5.5cm">
          <text:p/>
        </draw:line>
        <draw:line draw:style-name="gr7" draw:text-style-name="P5" draw:layer="layout" svg:x1="9.5cm" svg:y1="9cm" svg:x2="13.5cm" svg:y2="10cm">
          <text:p/>
        </draw:line>
        <draw:custom-shape draw:style-name="gr8" draw:text-style-name="P6" draw:layer="layout" svg:width="0.75cm" svg:height="0.55cm" svg:x="15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076cm" svg:height="0.079cm" svg:x="15.924cm" svg:y="8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5cm" svg:height="0.55cm" svg:x="14.5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5cm" svg:height="0.55cm" svg:x="15.5cm" svg:y="8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5cm" svg:height="0.55cm" svg:x="14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5cm" svg:height="0.55cm" svg:x="15.25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076cm" svg:height="0.079cm" svg:x="15.424cm" svg:y="8.5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2.5cm" svg:x="20cm" svg:y="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11cm" svg:height="1.673cm" svg:x="19.5cm" svg:y="4.5cm">
          <draw:text-box>
            <text:p text:style-name="P1">Model being explained</text:p>
          </draw:text-box>
        </draw:frame>
        <draw:line draw:style-name="gr7" draw:text-style-name="P5" draw:layer="layout" svg:x1="18cm" svg:y1="6.75cm" svg:x2="20cm" svg:y2="7.5cm">
          <text:p/>
        </draw:line>
        <draw:line draw:style-name="gr7" draw:text-style-name="P5" draw:layer="layout" svg:x1="16.25cm" svg:y1="10cm" svg:x2="20cm" svg:y2="9cm">
          <text:p/>
        </draw:line>
        <draw:g>
          <draw:custom-shape draw:style-name="gr5" draw:text-style-name="P3" draw:layer="layout" svg:width="1.75cm" svg:height="1.75cm" svg:x="26.5cm" svg:y="6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26.25cm" svg:y="6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26cm" svg:y="6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25.75cm" svg:y="6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25.5cm" svg:y="7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25.25cm" svg:y="7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75cm" svg:height="1.75cm" svg:x="25cm" svg:y="7.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5cm" svg:height="1.75cm" svg:x="24.75cm" svg:y="7.9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6.75cm" svg:height="1cm" svg:x="25cm" svg:y="4cm">
          <draw:text-box>
            <text:p>Predictions</text:p>
          </draw:text-box>
        </draw:frame>
        <draw:line draw:style-name="gr7" draw:text-style-name="P5" draw:layer="layout" svg:x1="22.95cm" svg:y1="7.75cm" svg:x2="25.25cm" svg:y2="7.5cm">
          <text:p/>
        </draw:line>
        <draw:line draw:style-name="gr7" draw:text-style-name="P5" draw:layer="layout" svg:x1="23cm" svg:y1="8.75cm" svg:x2="24.75cm" svg:y2="9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05T12:16:29.461263234</meta:creation-date>
    <dc:date>2022-09-05T12:35:10.676805449</dc:date>
    <meta:editing-duration>PT8M29S</meta:editing-duration>
    <meta:editing-cycles>1</meta:editing-cycles>
    <meta:document-statistic meta:object-count="49"/>
    <meta:generator>LibreOffice/7.0.4.2$MacOSX_X86_64 LibreOffice_project/dcf040e67528d9187c66b2379df5ea4407429775</meta:generator>
  </office:meta>
</office:document-meta>
</file>